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666666" style:font-name="Arial1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Vertaisarvionti 1</text:h>
      <text:p text:style-name="Standard"/>
      <text:p text:style-name="Standard">Ladattu 7.2 kl 17.0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7:08:03.82</meta:creation-date>
    <dc:date>2015-02-07T17:11:49.70</dc:date>
    <meta:editing-duration>PT3M4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" meta:word-count="6" meta:character-count="37"/>
  </office:meta>
</office:document-meta>
</file>